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nux Biolinum O" fo:font-size="88pt" officeooo:rsid="00133fad" officeooo:paragraph-rsid="00133fad" style:font-size-asian="88pt" style:font-size-complex="88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C<text:span text:style-name="T1">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8:11:21.308390149</meta:creation-date>
    <dc:date>2014-11-22T18:12:47.79713845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7.2$Linux_X86_64 LibreOffice_project/420m0$Build-2</meta:generator>
  </office:meta>
</office:document-meta>
</file>